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0" style:family="table-cell" style:parent-style-name="Default" style:data-style-name="N122">
      <style:text-properties fo:font-weight="bold" style:font-weight-asian="bold" style:font-weight-complex="bold"/>
    </style:style>
    <style:style style:name="ce21" style:family="table-cell" style:parent-style-name="Default" style:data-style-name="N12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2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2-EMOA</text:p>
          </table:table-cell>
          <table:covered-table-cell table:number-columns-repeated="4" table:style-name="ce2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2-EMOA</text:p>
          </table:table-cell>
          <table:covered-table-cell table:number-columns-repeated="4" table:style-name="ce2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25"/>
          <table:covered-table-cell table:number-columns-repeated="2" table:style-name="Default"/>
          <table:covered-table-cell table:number-columns-repeated="19" table:style-name="ce2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2" table:style-name="ce26"/>
          <table:covered-table-cell table:number-columns-repeated="2" table:style-name="Default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2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2" table:style-name="ce26"/>
          <table:covered-table-cell table:number-columns-repeated="2" table:style-name="ce7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:.B24])" office:value-type="float" office:value="0.913019820318596" calcext:value-type="float">
            <text:p>0.91</text:p>
          </table:table-cell>
          <table:table-cell table:style-name="ce17" table:formula="of:=AVERAGE([.C2:.C24])" office:value-type="float" office:value="0.954177351380803" calcext:value-type="float">
            <text:p>0.95</text:p>
          </table:table-cell>
          <table:table-cell table:style-name="ce17" table:formula="of:=AVERAGE([.D2:.D24])" office:value-type="float" office:value="0.961104449262021" calcext:value-type="float">
            <text:p>0.96</text:p>
          </table:table-cell>
          <table:table-cell table:style-name="ce17" table:formula="of:=AVERAGE([.E2:.E24])" office:value-type="float" office:value="0.974957333237896" calcext:value-type="float">
            <text:p>0.97</text:p>
          </table:table-cell>
          <table:table-cell table:style-name="ce17" table:formula="of:=AVERAGE([.F2:.F24])" office:value-type="float" office:value="0.975150253490361" calcext:value-type="float">
            <text:p>0.98</text:p>
          </table:table-cell>
          <table:table-cell table:style-name="ce17" table:formula="of:=AVERAGE([.G2:.G24])" office:value-type="float" office:value="0.976137633791862" calcext:value-type="float">
            <text:p>0.98</text:p>
          </table:table-cell>
          <table:table-cell table:style-name="ce17" table:formula="of:=AVERAGE([.H2:.H24])" office:value-type="float" office:value="0.97074503539431" calcext:value-type="float">
            <text:p>0.97</text:p>
          </table:table-cell>
          <table:table-cell table:style-name="ce17" table:formula="of:=AVERAGE([.I2:.I24])" office:value-type="float" office:value="0.962410776814293" calcext:value-type="float">
            <text:p>0.96</text:p>
          </table:table-cell>
          <table:table-cell table:style-name="ce17" table:formula="of:=AVERAGE([.J2:.J24])" office:value-type="float" office:value="0.959688754283875" calcext:value-type="float">
            <text:p>0.96</text:p>
          </table:table-cell>
          <table:table-cell table:style-name="ce17" table:formula="of:=AVERAGE([.K2:.K24])" office:value-type="float" office:value="0.960604969814554" calcext:value-type="float">
            <text:p>0.96</text:p>
          </table:table-cell>
          <table:table-cell table:style-name="ce17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8:.B46])" office:value-type="float" office:value="0.877196026064039" calcext:value-type="float">
            <text:p>0.88</text:p>
          </table:table-cell>
          <table:table-cell table:style-name="ce17" table:formula="of:=AVERAGE([.C28:.C46])" office:value-type="float" office:value="0.897695932463038" calcext:value-type="float">
            <text:p>0.90</text:p>
          </table:table-cell>
          <table:table-cell table:style-name="ce17" table:formula="of:=AVERAGE([.D28:.D46])" office:value-type="float" office:value="0.907549741763803" calcext:value-type="float">
            <text:p>0.91</text:p>
          </table:table-cell>
          <table:table-cell table:style-name="ce17" table:formula="of:=AVERAGE([.E28:.E46])" office:value-type="float" office:value="0.915334679139662" calcext:value-type="float">
            <text:p>0.92</text:p>
          </table:table-cell>
          <table:table-cell table:style-name="ce17" table:formula="of:=AVERAGE([.F28:.F46])" office:value-type="float" office:value="0.917215987786279" calcext:value-type="float">
            <text:p>0.92</text:p>
          </table:table-cell>
          <table:table-cell table:style-name="ce17" table:formula="of:=AVERAGE([.G28:.G46])" office:value-type="float" office:value="0.908836355641641" calcext:value-type="float">
            <text:p>0.91</text:p>
          </table:table-cell>
          <table:table-cell table:style-name="ce17" table:formula="of:=AVERAGE([.H28:.H46])" office:value-type="float" office:value="0.898176264299976" calcext:value-type="float">
            <text:p>0.90</text:p>
          </table:table-cell>
          <table:table-cell table:style-name="ce17" table:formula="of:=AVERAGE([.I28:.I46])" office:value-type="float" office:value="0.900127950584896" calcext:value-type="float">
            <text:p>0.90</text:p>
          </table:table-cell>
          <table:table-cell table:style-name="ce17" table:formula="of:=AVERAGE([.J28:.J46])" office:value-type="float" office:value="0.894715411825741" calcext:value-type="float">
            <text:p>0.89</text:p>
          </table:table-cell>
          <table:table-cell table:style-name="ce17" table:formula="of:=AVERAGE([.K28:.K46])" office:value-type="float" office:value="0.893074974273464" calcext:value-type="float">
            <text:p>0.89</text:p>
          </table:table-cell>
          <table:table-cell table:style-name="ce17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shapes>
          <draw:frame draw:z-index="0" draw:style-name="gr1" draw:text-style-name="P1" svg:width="669.66pt" svg:height="376.67pt" svg:x="771.25pt" svg:y="113.16pt">
            <draw:object draw:notify-on-update-of-ranges="'Escalabilidad en las variables'.M5:'Escalabilidad en las variables'.M8 'Escalabilidad en las variables'.N4:'Escalabilidad en las variables'.N4 'Escalabilidad en las variables'.N5:'Escalabilidad en las variables'.N8 'Escalabilidad en las variables'.O4:'Escalabilidad en las variables'.O4 'Escalabilidad en las variables'.O5:'Escalabilidad en las variables'.O8 'Escalabilidad en las variables'.P4:'Escalabilidad en las variables'.P4 'Escalabilidad en las variables'.P5:'Escalabilidad en las variables'.P8 'Escalabilidad en las variables'.Q4:'Escalabilidad en las variables'.Q4 'Escalabilidad en las variables'.Q5:'Escalabilidad en las variables'.Q8 'Escalabilidad en las variables'.R4:'Escalabilidad en las variables'.R4 'Escalabilidad en las variables'.R5:'Escalabilidad en las variables'.R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610.07pt" svg:y="663.85pt">
            <draw:object draw:notify-on-update-of-ranges="'Escalabilidad en las variables'.M48:'Escalabilidad en las variables'.M51 'Escalabilidad en las variables'.N47:'Escalabilidad en las variables'.N47 'Escalabilidad en las variables'.N48:'Escalabilidad en las variables'.N51 'Escalabilidad en las variables'.O47:'Escalabilidad en las variables'.O47 'Escalabilidad en las variables'.O48:'Escalabilidad en las variables'.O51 'Escalabilidad en las variables'.P47:'Escalabilidad en las variables'.P47 'Escalabilidad en las variables'.P48:'Escalabilidad en las variables'.P51 'Escalabilidad en las variables'.Q47:'Escalabilidad en las variables'.Q47 'Escalabilidad en las variables'.Q48:'Escalabilidad en las variables'.Q51 'Escalabilidad en las variables'.R47:'Escalabilidad en las variables'.R47 'Escalabilidad en las variables'.R48:'Escalabilidad en las variables'.R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" table:default-cell-style-name="ce9"/>
        <table:table-column table:style-name="co1" table:number-columns-repeated="6" table:default-cell-style-name="Default"/>
        <table:table-row table:style-name="ro2">
          <table:table-cell table:number-columns-repeated="2"/>
          <table:table-cell table:style-name="ce8" office:value-type="string" calcext:value-type="string" table:number-columns-spanned="5" table:number-rows-spanned="1">
            <text:p>Corto plazo (25mil generaciones)</text:p>
          </table:table-cell>
          <table:covered-table-cell table:number-columns-repeated="4"/>
          <table:table-cell office:value-type="string" calcext:value-type="string" table:number-columns-spanned="2" table:number-rows-spanned="1">
            <text:p>Largo Plazo (250mil generaciones)</text:p>
          </table:table-cell>
          <table:covered-table-cell/>
          <table:table-cell office:value-type="string" calcext:value-type="string">
            <text:p>Corto plazo</text:p>
          </table:table-cell>
          <table:table-cell office:value-type="string" calcext:value-type="string">
            <text:p>Largo Plaz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table:number-columns-repeated="2" office:value-type="string" calcext:value-type="string">
            <text:p>VSD-MOEA/D</text:p>
          </table:table-cell>
          <table:table-cell office:value-type="string" calcext:value-type="string">
            <text:p>MOEA/D</text:p>
          </table:table-cell>
          <table:table-cell table:number-columns-repeated="2" office:value-type="string" calcext:value-type="string">
            <text:p>VSD-MOEA/D with matting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office:value-type="float" office:value="0.992908054227859" calcext:value-type="float">
            <text:p>0.993</text:p>
          </table:table-cell>
          <table:table-cell office:value-type="float" office:value="0.992939943045489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 table:number-columns-repeated="4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 office:value-type="float" office:value="0.98944385529252" calcext:value-type="float">
            <text:p>0.989</text:p>
          </table:table-cell>
          <table:table-cell office:value-type="float" office:value="0.989408299043731" calcext:value-type="float">
            <text:p>0.98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9" office:value-type="float" office:value="0.909017884426958" calcext:value-type="float">
            <text:p>0.909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09670038582835" calcext:value-type="float">
            <text:p>0.910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 office:value-type="float" office:value="0.989443674575476" calcext:value-type="float">
            <text:p>0.989</text:p>
          </table:table-cell>
          <table:table-cell office:value-type="float" office:value="0.989407972106913" calcext:value-type="float">
            <text:p>0.98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9" office:value-type="float" office:value="0.812524915060868" calcext:value-type="float">
            <text:p>0.813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79536214029652" calcext:value-type="float">
            <text:p>0.795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9" office:value-type="float" office:value="0.731090724994383" calcext:value-type="float">
            <text:p>0.731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725284377965167" calcext:value-type="float">
            <text:p>0.725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 office:value-type="float" office:value="0.98451623569536" calcext:value-type="float">
            <text:p>0.985</text:p>
          </table:table-cell>
          <table:table-cell office:value-type="float" office:value="0.848586076160048" calcext:value-type="float">
            <text:p>0.84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style-name="ce9" office:value-type="float" office:value="0.694757746974137" calcext:value-type="float">
            <text:p>0.695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681491917065815" calcext:value-type="float">
            <text:p>0.681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office:value-type="float" office:value="0.995807945782346" calcext:value-type="float">
            <text:p>0.996</text:p>
          </table:table-cell>
          <table:table-cell office:value-type="float" office:value="0.99589266287393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office:value-type="float" office:value="0.990441408128823" calcext:value-type="float">
            <text:p>0.990</text:p>
          </table:table-cell>
          <table:table-cell office:value-type="float" office:value="0.993706512016267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office:value-type="float" office:value="0.989826945641443" calcext:value-type="float">
            <text:p>0.990</text:p>
          </table:table-cell>
          <table:table-cell office:value-type="float" office:value="0.991819849236956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office:value-type="float" office:value="0.989497280278642" calcext:value-type="float">
            <text:p>0.989</text:p>
          </table:table-cell>
          <table:table-cell office:value-type="float" office:value="0.994233114520161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office:value-type="float" office:value="0.903247132144954" calcext:value-type="float">
            <text:p>0.903</text:p>
          </table:table-cell>
          <table:table-cell office:value-type="float" office:value="0.926362193466948" calcext:value-type="float">
            <text:p>0.92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office:value-type="float" office:value="0.799464121637875" calcext:value-type="float">
            <text:p>0.799</text:p>
          </table:table-cell>
          <table:table-cell office:value-type="float" office:value="0.566626501829823" calcext:value-type="float">
            <text:p>0.56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office:value-type="float" office:value="0.842224308952384" calcext:value-type="float">
            <text:p>0.842</text:p>
          </table:table-cell>
          <table:table-cell office:value-type="float" office:value="0.71113456633806" calcext:value-type="float">
            <text:p>0.71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office:value-type="float" office:value="0.991508676907191" calcext:value-type="float">
            <text:p>0.992</text:p>
          </table:table-cell>
          <table:table-cell office:value-type="float" office:value="0.992506446413891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office:value-type="float" office:value="0.988484064025529" calcext:value-type="float">
            <text:p>0.988</text:p>
          </table:table-cell>
          <table:table-cell office:value-type="float" office:value="0.947435707755631" calcext:value-type="float">
            <text:p>0.94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office:value-type="float" office:value="0.988274869226866" calcext:value-type="float">
            <text:p>0.988</text:p>
          </table:table-cell>
          <table:table-cell office:value-type="float" office:value="0.959219868501231" calcext:value-type="float">
            <text:p>0.95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office:value-type="float" office:value="0.991704692541381" calcext:value-type="float">
            <text:p>0.992</text:p>
          </table:table-cell>
          <table:table-cell office:value-type="float" office:value="0.991722407551544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office:value-type="float" office:value="0.987760686735094" calcext:value-type="float">
            <text:p>0.988</text:p>
          </table:table-cell>
          <table:table-cell office:value-type="float" office:value="0.987823801973377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office:value-type="float" office:value="0.913991626495788" calcext:value-type="float">
            <text:p>0.914</text:p>
          </table:table-cell>
          <table:table-cell office:value-type="float" office:value="0.882839480064267" calcext:value-type="float">
            <text:p>0.88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office:value-type="float" office:value="0.931778640618572" calcext:value-type="float">
            <text:p>0.932</text:p>
          </table:table-cell>
          <table:table-cell office:value-type="float" office:value="0.945359931458028" calcext:value-type="float">
            <text:p>0.94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office:value-type="float" office:value="0.987875516598983" calcext:value-type="float">
            <text:p>0.988</text:p>
          </table:table-cell>
          <table:table-cell office:value-type="float" office:value="0.987895698209364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office:value-type="float" office:value="0.855588367755617" calcext:value-type="float">
            <text:p>0.856</text:p>
          </table:table-cell>
          <table:table-cell office:value-type="float" office:value="0.860187901265748" calcext:value-type="float">
            <text:p>0.86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office:value-type="float" office:value="0.887454735866973" calcext:value-type="float">
            <text:p>0.887</text:p>
          </table:table-cell>
          <table:table-cell office:value-type="float" office:value="0.944666890362445" calcext:value-type="float">
            <text:p>0.945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3:.C25])" office:value-type="float" office:value="0.909017884426958" calcext:value-type="float">
            <text:p>0.909</text:p>
          </table:table-cell>
          <table:table-cell table:formula="of:=AVERAGE([.D3:.D25])" office:value-type="float" office:value="0.823540141349181" calcext:value-type="float">
            <text:p>0.824</text:p>
          </table:table-cell>
          <table:table-cell table:formula="of:=AVERAGE([.E3:.E25])" office:value-type="float" office:value="0.809365840437638" calcext:value-type="float">
            <text:p>0.809</text:p>
          </table:table-cell>
          <table:table-cell table:formula="of:=AVERAGE([.F3:.F25])" office:value-type="float" office:value="0.766560168914968" calcext:value-type="float">
            <text:p>0.767</text:p>
          </table:table-cell>
          <table:table-cell table:formula="of:=AVERAGE([.G3:.G25])" office:value-type="float" office:value="0.909670038582835" calcext:value-type="float">
            <text:p>0.910</text:p>
          </table:table-cell>
          <table:table-cell table:formula="of:=AVERAGE([.H3:.H25])" office:value-type="float" office:value="0.955223061611501" calcext:value-type="float">
            <text:p>0.955</text:p>
          </table:table-cell>
          <table:table-cell table:formula="of:=AVERAGE([.I3:.I25])" office:value-type="float" office:value="0.93385183988241" calcext:value-type="float">
            <text:p>0.934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1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office:value-type="float" office:value="0.992908179137568" calcext:value-type="float">
            <text:p>0.993</text:p>
          </table:table-cell>
          <table:table-cell office:value-type="float" office:value="0.992940075290065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office:value-type="float" office:value="0.989443840503729" calcext:value-type="float">
            <text:p>0.989</text:p>
          </table:table-cell>
          <table:table-cell office:value-type="float" office:value="0.989408349450416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office:value-type="float" office:value="0.989443672675682" calcext:value-type="float">
            <text:p>0.989</text:p>
          </table:table-cell>
          <table:table-cell office:value-type="float" office:value="0.98940812056772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office:value-type="float" office:value="0.766479266496802" calcext:value-type="float">
            <text:p>0.766</text:p>
          </table:table-cell>
          <table:table-cell office:value-type="float" office:value="0.497189572700263" calcext:value-type="float">
            <text:p>0.4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office:value-type="float" office:value="0.995807930232934" calcext:value-type="float">
            <text:p>0.996</text:p>
          </table:table-cell>
          <table:table-cell office:value-type="float" office:value="0.995892714783073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office:value-type="float" office:value="0.984263834466973" calcext:value-type="float">
            <text:p>0.984</text:p>
          </table:table-cell>
          <table:table-cell office:value-type="float" office:value="0.991869186591481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office:value-type="float" office:value="0.985312661369211" calcext:value-type="float">
            <text:p>0.985</text:p>
          </table:table-cell>
          <table:table-cell office:value-type="float" office:value="0.989439522552383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office:value-type="float" office:value="0.990337801161954" calcext:value-type="float">
            <text:p>0.990</text:p>
          </table:table-cell>
          <table:table-cell office:value-type="float" office:value="0.994482383106382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office:value-type="float" office:value="0.85153590218609" calcext:value-type="float">
            <text:p>0.852</text:p>
          </table:table-cell>
          <table:table-cell office:value-type="float" office:value="0.886470878316085" calcext:value-type="float">
            <text:p>0.8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office:value-type="float" office:value="0.770086173343853" calcext:value-type="float">
            <text:p>0.770</text:p>
          </table:table-cell>
          <table:table-cell office:value-type="float" office:value="0.350063827737226" calcext:value-type="float">
            <text:p>0.35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office:value-type="float" office:value="0.732160776910326" calcext:value-type="float">
            <text:p>0.732</text:p>
          </table:table-cell>
          <table:table-cell office:value-type="float" office:value="0.72782867323043" calcext:value-type="float">
            <text:p>0.72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office:value-type="float" office:value="0.983705153261126" calcext:value-type="float">
            <text:p>0.984</text:p>
          </table:table-cell>
          <table:table-cell office:value-type="float" office:value="0.991791204843096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office:value-type="float" office:value="0.932351310278958" calcext:value-type="float">
            <text:p>0.932</text:p>
          </table:table-cell>
          <table:table-cell office:value-type="float" office:value="0.949746719286811" calcext:value-type="float">
            <text:p>0.95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office:value-type="float" office:value="0.964736303100194" calcext:value-type="float">
            <text:p>0.965</text:p>
          </table:table-cell>
          <table:table-cell office:value-type="float" office:value="0.948666388428023" calcext:value-type="float">
            <text:p>0.94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office:value-type="float" office:value="0.991573195677711" calcext:value-type="float">
            <text:p>0.992</text:p>
          </table:table-cell>
          <table:table-cell office:value-type="float" office:value="0.991641788667252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office:value-type="float" office:value="0.987219289714837" calcext:value-type="float">
            <text:p>0.987</text:p>
          </table:table-cell>
          <table:table-cell office:value-type="float" office:value="0.987614520264662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office:value-type="float" office:value="0.881548284796471" calcext:value-type="float">
            <text:p>0.882</text:p>
          </table:table-cell>
          <table:table-cell office:value-type="float" office:value="0.878167621676764" calcext:value-type="float">
            <text:p>0.87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office:value-type="float" office:value="0.96955742560093" calcext:value-type="float">
            <text:p>0.970</text:p>
          </table:table-cell>
          <table:table-cell office:value-type="float" office:value="0.947964423066744" calcext:value-type="float">
            <text:p>0.948</text:p>
          </table:table-cell>
          <table:table-cell table:number-columns-repeated="4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 office:value-type="float" office:value="0.987646370455343" calcext:value-type="float">
            <text:p>0.988</text:p>
          </table:table-cell>
          <table:table-cell office:value-type="float" office:value="0.987760567577733" calcext:value-type="float">
            <text:p>0.98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838525240787462" calcext:value-type="float">
            <text:p>0.838525240787462</text:p>
          </table:table-cell>
          <table:table-cell office:value-type="float" office:value="0.572887003570377" calcext:value-type="float">
            <text:p>0.572887003570377</text:p>
          </table:table-cell>
          <table:table-cell office:value-type="float" office:value="0.709967715621471" calcext:value-type="float">
            <text:p>0.709967715621471</text:p>
          </table:table-cell>
          <table:table-cell office:value-type="float" office:value="0.716177181960906" calcext:value-type="float">
            <text:p>0.716177181960906</text:p>
          </table:table-cell>
          <table:table-cell table:style-name="ce9" office:value-type="float" office:value="0.800731948625815" calcext:value-type="float">
            <text:p>0.801</text:p>
          </table:table-cell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 office:value-type="float" office:value="0.823528887413497" calcext:value-type="float">
            <text:p>0.824</text:p>
          </table:table-cell>
          <table:table-cell office:value-type="float" office:value="0.852637053704628" calcext:value-type="float">
            <text:p>0.85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685153897675998" calcext:value-type="float">
            <text:p>0.685153897675998</text:p>
          </table:table-cell>
          <table:table-cell office:value-type="float" office:value="0.540868581530428" calcext:value-type="float">
            <text:p>0.540868581530428</text:p>
          </table:table-cell>
          <table:table-cell office:value-type="float" office:value="0.63912047012779" calcext:value-type="float">
            <text:p>0.63912047012779</text:p>
          </table:table-cell>
          <table:table-cell office:value-type="float" office:value="0.663483750539191" calcext:value-type="float">
            <text:p>0.663483750539191</text:p>
          </table:table-cell>
          <table:table-cell table:style-name="ce9" office:value-type="float" office:value="0.686322032136822" calcext:value-type="float">
            <text:p>0.686</text:p>
          </table:table-cell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 office:value-type="float" office:value="0.92773064509677" calcext:value-type="float">
            <text:p>0.928</text:p>
          </table:table-cell>
          <table:table-cell office:value-type="float" office:value="0.942576499559689" calcext:value-type="float">
            <text:p>0.943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626042989241544" calcext:value-type="float">
            <text:p>0.626042989241544</text:p>
          </table:table-cell>
          <table:table-cell office:value-type="float" office:value="0.463581000633658" calcext:value-type="float">
            <text:p>0.463581000633658</text:p>
          </table:table-cell>
          <table:table-cell office:value-type="float" office:value="0.5135006461974" calcext:value-type="float">
            <text:p>0.5135006461974</text:p>
          </table:table-cell>
          <table:table-cell office:value-type="float" office:value="0.576444871743271" calcext:value-type="float">
            <text:p>0.576444871743271</text:p>
          </table:table-cell>
          <table:table-cell table:style-name="ce9" office:value-type="float" office:value="0.587243569753631" calcext:value-type="float">
            <text:p>0.587</text:p>
          </table:table-cell>
        </table:table-row>
        <table:table-row table:style-name="ro2">
          <table:table-cell table:number-columns-repeated="2"/>
          <table:table-cell table:formula="of:=AVERAGE([.C28:.C50])" office:value-type="float" office:value="0.812524915060868" calcext:value-type="float">
            <text:p>0.813</text:p>
          </table:table-cell>
          <table:table-cell table:formula="of:=AVERAGE([.D28:.D50])" office:value-type="float" office:value="0.804378442210376" calcext:value-type="float">
            <text:p>0.804</text:p>
          </table:table-cell>
          <table:table-cell table:formula="of:=AVERAGE([.E28:.E50])" office:value-type="float" office:value="0.783466585030952" calcext:value-type="float">
            <text:p>0.783</text:p>
          </table:table-cell>
          <table:table-cell table:formula="of:=AVERAGE([.F28:.F50])" office:value-type="float" office:value="0.738057846357255" calcext:value-type="float">
            <text:p>0.738</text:p>
          </table:table-cell>
          <table:table-cell table:formula="of:=AVERAGE([.G28:.G50])" office:value-type="float" office:value="0.79536214029652" calcext:value-type="float">
            <text:p>0.795</text:p>
          </table:table-cell>
          <table:table-cell table:formula="of:=AVERAGE([.H28:.H50])" office:value-type="float" office:value="0.933750639073629" calcext:value-type="float">
            <text:p>0.934</text:p>
          </table:table-cell>
          <table:table-cell table:formula="of:=AVERAGE([.I28:.I50])" office:value-type="float" office:value="0.907059842675209" calcext:value-type="float">
            <text:p>0.907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557853642479481" calcext:value-type="float">
            <text:p>0.557853642479481</text:p>
          </table:table-cell>
          <table:table-cell office:value-type="float" office:value="0.382739550941917" calcext:value-type="float">
            <text:p>0.382739550941917</text:p>
          </table:table-cell>
          <table:table-cell office:value-type="float" office:value="0.392461530362589" calcext:value-type="float">
            <text:p>0.392461530362589</text:p>
          </table:table-cell>
          <table:table-cell office:value-type="float" office:value="0.493618889636758" calcext:value-type="float">
            <text:p>0.493618889636758</text:p>
          </table:table-cell>
          <table:table-cell table:style-name="ce9" office:value-type="float" office:value="0.497864463574022" calcext:value-type="float">
            <text:p>0.498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style-name="ce18" office:value-type="string" calcext:value-type="string" table:number-columns-spanned="1" table:number-rows-spanned="23">
            <text:p>25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65270036079844" calcext:value-type="float">
            <text:p>0.965</text:p>
          </table:table-cell>
          <table:table-cell office:value-type="float" office:value="0.992939816096008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89445275438862" calcext:value-type="float">
            <text:p>0.989</text:p>
          </table:table-cell>
          <table:table-cell office:value-type="float" office:value="0.989409915960976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office:value-type="float" office:value="0.989444759069494" calcext:value-type="float">
            <text:p>0.989</text:p>
          </table:table-cell>
          <table:table-cell office:value-type="float" office:value="0.989408085034039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20" office:value-type="float" office:value="0.00000948910894890794" calcext:value-type="float">
            <text:p>0.000</text:p>
          </table:table-cell>
          <table:table-cell table:style-name="ce21" office:value-type="float" office:value="0.909274097379076" calcext:value-type="float">
            <text:p>0.909</text:p>
          </table:table-cell>
          <table:table-cell table:style-name="ce21" office:value-type="float" office:value="0.989490545422806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table:style-name="ce21" office:value-type="float" office:value="0.00122134451571566" calcext:value-type="float">
            <text:p>0.001</text:p>
          </table:table-cell>
          <table:table-cell office:value-type="float" office:value="0.989444005283174" calcext:value-type="float">
            <text:p>0.989</text:p>
          </table:table-cell>
          <table:table-cell table:style-name="ce20" office:value-type="float" office:value="0.0000129213398453209" calcext:value-type="float">
            <text:p>0.000</text:p>
          </table:table-cell>
          <table:table-cell table:style-name="ce20" table:number-columns-repeated="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office:value-type="float" office:value="0.99580792159315" calcext:value-type="float">
            <text:p>0.996</text:p>
          </table:table-cell>
          <table:table-cell office:value-type="float" office:value="0.995892758642135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office:value-type="float" office:value="0.968434027240575" calcext:value-type="float">
            <text:p>0.968</text:p>
          </table:table-cell>
          <table:table-cell office:value-type="float" office:value="0.988393996319673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office:value-type="float" office:value="0.973993922903142" calcext:value-type="float">
            <text:p>0.974</text:p>
          </table:table-cell>
          <table:table-cell office:value-type="float" office:value="0.984697963597538" calcext:value-type="float">
            <text:p>0.98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office:value-type="float" office:value="0.9898723113643" calcext:value-type="float">
            <text:p>0.990</text:p>
          </table:table-cell>
          <table:table-cell office:value-type="float" office:value="0.994307079872245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office:value-type="float" office:value="0.791534547587684" calcext:value-type="float">
            <text:p>0.792</text:p>
          </table:table-cell>
          <table:table-cell office:value-type="float" office:value="0.831587413235294" calcext:value-type="float">
            <text:p>0.83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office:value-type="float" office:value="0.474532318841785" calcext:value-type="float">
            <text:p>0.475</text:p>
          </table:table-cell>
          <table:table-cell office:value-type="float" office:value="0.0153008729927007" calcext:value-type="float">
            <text:p>0.01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office:value-type="float" office:value="0.689643966483724" calcext:value-type="float">
            <text:p>0.690</text:p>
          </table:table-cell>
          <table:table-cell office:value-type="float" office:value="0.640933252127664" calcext:value-type="float">
            <text:p>0.64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office:value-type="float" office:value="0.963180683409783" calcext:value-type="float">
            <text:p>0.963</text:p>
          </table:table-cell>
          <table:table-cell office:value-type="float" office:value="0.988618883840335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office:value-type="float" office:value="0.587090062691056" calcext:value-type="float">
            <text:p>0.587</text:p>
          </table:table-cell>
          <table:table-cell office:value-type="float" office:value="0.930560779553334" calcext:value-type="float">
            <text:p>0.93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office:value-type="float" office:value="0.956998413967807" calcext:value-type="float">
            <text:p>0.957</text:p>
          </table:table-cell>
          <table:table-cell office:value-type="float" office:value="0.877040098628287" calcext:value-type="float">
            <text:p>0.87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office:value-type="float" office:value="0.989872273507386" calcext:value-type="float">
            <text:p>0.990</text:p>
          </table:table-cell>
          <table:table-cell office:value-type="float" office:value="0.977298748063217" calcext:value-type="float">
            <text:p>0.97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office:value-type="float" office:value="0.966839232613532" calcext:value-type="float">
            <text:p>0.967</text:p>
          </table:table-cell>
          <table:table-cell office:value-type="float" office:value="0.985827842526111" calcext:value-type="float">
            <text:p>0.9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office:value-type="float" office:value="0.869896170481196" calcext:value-type="float">
            <text:p>0.870</text:p>
          </table:table-cell>
          <table:table-cell office:value-type="float" office:value="0.875715689430184" calcext:value-type="float">
            <text:p>0.87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office:value-type="float" office:value="0.970403519906171" calcext:value-type="float">
            <text:p>0.970</text:p>
          </table:table-cell>
          <table:table-cell office:value-type="float" office:value="0.967371217519195" calcext:value-type="float">
            <text:p>0.96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office:value-type="float" office:value="0.985502970627952" calcext:value-type="float">
            <text:p>0.986</text:p>
          </table:table-cell>
          <table:table-cell office:value-type="float" office:value="0.987231524601696" calcext:value-type="float">
            <text:p>0.9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office:value-type="float" office:value="0.772462798374678" calcext:value-type="float">
            <text:p>0.772</text:p>
          </table:table-cell>
          <table:table-cell office:value-type="float" office:value="0.814902269161208" calcext:value-type="float">
            <text:p>0.81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office:value-type="float" office:value="0.94899874019644" calcext:value-type="float">
            <text:p>0.949</text:p>
          </table:table-cell>
          <table:table-cell office:value-type="float" office:value="0.941043527870115" calcext:value-type="float">
            <text:p>0.941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53:.C75])" office:value-type="float" office:value="0.731090724994383" calcext:value-type="float">
            <text:p>0.731</text:p>
          </table:table-cell>
          <table:table-cell table:formula="of:=AVERAGE([.D53:.D75])" office:value-type="float" office:value="0.743598301237248" calcext:value-type="float">
            <text:p>0.744</text:p>
          </table:table-cell>
          <table:table-cell table:formula="of:=AVERAGE([.E53:.E75])" office:value-type="float" office:value="0.742205579853917" calcext:value-type="float">
            <text:p>0.742</text:p>
          </table:table-cell>
          <table:table-cell table:formula="of:=AVERAGE([.F53:.F75])" office:value-type="float" office:value="0.695916417670474" calcext:value-type="float">
            <text:p>0.696</text:p>
          </table:table-cell>
          <table:table-cell table:formula="of:=AVERAGE([.G53:.G75])" office:value-type="float" office:value="0.725284377965167" calcext:value-type="float">
            <text:p>0.725</text:p>
          </table:table-cell>
          <table:table-cell table:formula="of:=AVERAGE([.H53:.H75])" office:value-type="float" office:value="0.904676346444699" calcext:value-type="float">
            <text:p>0.905</text:p>
          </table:table-cell>
          <table:table-cell table:formula="of:=AVERAGE([.I53:.I75])" office:value-type="float" office:value="0.858578739685327" calcext:value-type="float">
            <text:p>0.859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1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.79868244508389" calcext:value-type="float">
            <text:p>0.79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.961171384784713" calcext:value-type="float">
            <text:p>0.96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office:value-type="float" office:value="0.989444097635522" calcext:value-type="float">
            <text:p>0.989</text:p>
          </table:table-cell>
          <table:table-cell office:value-type="float" office:value="0.9894081384691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style-name="ce20" table:number-columns-repeated="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office:value-type="float" office:value="0.995807973078486" calcext:value-type="float">
            <text:p>0.996</text:p>
          </table:table-cell>
          <table:table-cell office:value-type="float" office:value="0.995893074324888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office:value-type="float" office:value="0.930005977761781" calcext:value-type="float">
            <text:p>0.930</text:p>
          </table:table-cell>
          <table:table-cell office:value-type="float" office:value="0.951379952660149" calcext:value-type="float">
            <text:p>0.95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office:value-type="float" office:value="0.958378252433529" calcext:value-type="float">
            <text:p>0.958</text:p>
          </table:table-cell>
          <table:table-cell office:value-type="float" office:value="0.9756828155536" calcext:value-type="float">
            <text:p>0.97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office:value-type="float" office:value="0.988184086725545" calcext:value-type="float">
            <text:p>0.988</text:p>
          </table:table-cell>
          <table:table-cell office:value-type="float" office:value="0.993780948224235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office:value-type="float" office:value="0.767210867819236" calcext:value-type="float">
            <text:p>0.767</text:p>
          </table:table-cell>
          <table:table-cell office:value-type="float" office:value="0.792147579200304" calcext:value-type="float">
            <text:p>0.7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table:style-name="ce20"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office:value-type="float" office:value="0.172827052743399" calcext:value-type="float">
            <text:p>0.173</text:p>
          </table:table-cell>
          <table:table-cell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office:value-type="float" office:value="0.662729272978506" calcext:value-type="float">
            <text:p>0.663</text:p>
          </table:table-cell>
          <table:table-cell office:value-type="float" office:value="0.646315998977663" calcext:value-type="float">
            <text:p>0.64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office:value-type="float" office:value="0.936040086461798" calcext:value-type="float">
            <text:p>0.936</text:p>
          </table:table-cell>
          <table:table-cell office:value-type="float" office:value="0.972687348909291" calcext:value-type="float">
            <text:p>0.97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249510323474752" calcext:value-type="float">
            <text:p>0.250</text:p>
          </table:table-cell>
          <table:table-cell office:value-type="float" office:value="0.788042413888195" calcext:value-type="float">
            <text:p>0.7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office:value-type="float" office:value="0.862115714238517" calcext:value-type="float">
            <text:p>0.862</text:p>
          </table:table-cell>
          <table:table-cell office:value-type="float" office:value="0.794318292525807" calcext:value-type="float">
            <text:p>0.7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office:value-type="float" office:value="0.976746057890954" calcext:value-type="float">
            <text:p>0.977</text:p>
          </table:table-cell>
          <table:table-cell office:value-type="float" office:value="0.912548724590408" calcext:value-type="float">
            <text:p>0.91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office:value-type="float" office:value="0.91264448273518" calcext:value-type="float">
            <text:p>0.913</text:p>
          </table:table-cell>
          <table:table-cell office:value-type="float" office:value="0.972769357381167" calcext:value-type="float">
            <text:p>0.97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office:value-type="float" office:value="0.850949659498681" calcext:value-type="float">
            <text:p>0.851</text:p>
          </table:table-cell>
          <table:table-cell office:value-type="float" office:value="0.874204480692285" calcext:value-type="float">
            <text:p>0.87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office:value-type="float" office:value="0.948719841176413" calcext:value-type="float">
            <text:p>0.949</text:p>
          </table:table-cell>
          <table:table-cell office:value-type="float" office:value="0.968783681411782" calcext:value-type="float">
            <text:p>0.96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office:value-type="float" office:value="0.966614055479793" calcext:value-type="float">
            <text:p>0.967</text:p>
          </table:table-cell>
          <table:table-cell office:value-type="float" office:value="0.985806434574787" calcext:value-type="float">
            <text:p>0.9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office:value-type="float" office:value="0.703927586848701" calcext:value-type="float">
            <text:p>0.704</text:p>
          </table:table-cell>
          <table:table-cell office:value-type="float" office:value="0.693589995108174" calcext:value-type="float">
            <text:p>0.6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office:value-type="float" office:value="0.918219907248028" calcext:value-type="float">
            <text:p>0.918</text:p>
          </table:table-cell>
          <table:table-cell office:value-type="float" office:value="0.852678592699611" calcext:value-type="float">
            <text:p>0.853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78:.C100])" office:value-type="float" office:value="0.694757746974137" calcext:value-type="float">
            <text:p>0.695</text:p>
          </table:table-cell>
          <table:table-cell table:formula="of:=AVERAGE([.D78:.D100])" office:value-type="float" office:value="0.65912442739027" calcext:value-type="float">
            <text:p>0.659</text:p>
          </table:table-cell>
          <table:table-cell table:formula="of:=AVERAGE([.E78:.E100])" office:value-type="float" office:value="0.690858922799972" calcext:value-type="float">
            <text:p>0.691</text:p>
          </table:table-cell>
          <table:table-cell table:formula="of:=AVERAGE([.F78:.F100])" office:value-type="float" office:value="0.637978239398829" calcext:value-type="float">
            <text:p>0.638</text:p>
          </table:table-cell>
          <table:table-cell table:formula="of:=AVERAGE([.G78:.G100])" office:value-type="float" office:value="0.681491917065815" calcext:value-type="float">
            <text:p>0.681</text:p>
          </table:table-cell>
          <table:table-cell table:formula="of:=AVERAGE([.H78:.H100])" office:value-type="float" office:value="0.729085391636776" calcext:value-type="float">
            <text:p>0.729</text:p>
          </table:table-cell>
          <table:table-cell table:formula="of:=AVERAGE([.I78:.I100])" office:value-type="float" office:value="0.821682978352811" calcext:value-type="float">
            <text:p>0.822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office:value-type="float" office:value="0.941125649534585" calcext:value-type="float">
            <text:p>0.941</text:p>
          </table:table-cell>
          <table:table-cell office:value-type="float" office:value="0.952822738993" calcext:value-type="float">
            <text:p>0.95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office:value-type="float" office:value="0.887504747932903" calcext:value-type="float">
            <text:p>0.888</text:p>
          </table:table-cell>
          <table:table-cell office:value-type="float" office:value="0.913680812437381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office:value-type="float" office:value="0.887668302172895" calcext:value-type="float">
            <text:p>0.888</text:p>
          </table:table-cell>
          <table:table-cell office:value-type="float" office:value="0.913762713774172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office:value-type="float" office:value="0.887730678221643" calcext:value-type="float">
            <text:p>0.888</text:p>
          </table:table-cell>
          <table:table-cell office:value-type="float" office:value="0.913722539727394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office:value-type="float" office:value="0.978078311002544" calcext:value-type="float">
            <text:p>0.978</text:p>
          </table:table-cell>
          <table:table-cell office:value-type="float" office:value="0.978801990534951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office:value-type="float" office:value="0.97216619824212" calcext:value-type="float">
            <text:p>0.972</text:p>
          </table:table-cell>
          <table:table-cell office:value-type="float" office:value="0.616656057844777" calcext:value-type="float">
            <text:p>0.61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office:value-type="float" office:value="0.915405810938363" calcext:value-type="float">
            <text:p>0.915</text:p>
          </table:table-cell>
          <table:table-cell office:value-type="float" office:value="0.921663502553706" calcext:value-type="float">
            <text:p>0.92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office:value-type="float" office:value="0.802038236026803" calcext:value-type="float">
            <text:p>0.802</text:p>
          </table:table-cell>
          <table:table-cell office:value-type="float" office:value="0.897813859763908" calcext:value-type="float">
            <text:p>0.89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office:value-type="float" office:value="0.925664165635851" calcext:value-type="float">
            <text:p>0.926</text:p>
          </table:table-cell>
          <table:table-cell office:value-type="float" office:value="0.793495925672581" calcext:value-type="float">
            <text:p>0.7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office:value-type="float" office:value="0.665988745556615" calcext:value-type="float">
            <text:p>0.666</text:p>
          </table:table-cell>
          <table:table-cell office:value-type="float" office:value="0.547718223911432" calcext:value-type="float">
            <text:p>0.54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office:value-type="float" office:value="0.96263305817222" calcext:value-type="float">
            <text:p>0.963</text:p>
          </table:table-cell>
          <table:table-cell office:value-type="float" office:value="0.964625459523212" calcext:value-type="float">
            <text:p>0.96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office:value-type="float" office:value="0.967070105359518" calcext:value-type="float">
            <text:p>0.967</text:p>
          </table:table-cell>
          <table:table-cell office:value-type="float" office:value="0.936854897692697" calcext:value-type="float">
            <text:p>0.93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office:value-type="float" office:value="0.988917610190189" calcext:value-type="float">
            <text:p>0.989</text:p>
          </table:table-cell>
          <table:table-cell office:value-type="float" office:value="0.99020090425602" calcext:value-type="float">
            <text:p>0.99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office:value-type="float" office:value="0.864277070142528" calcext:value-type="float">
            <text:p>0.864</text:p>
          </table:table-cell>
          <table:table-cell office:value-type="float" office:value="0.897096877114134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office:value-type="float" office:value="0.807199929024209" calcext:value-type="float">
            <text:p>0.807</text:p>
          </table:table-cell>
          <table:table-cell office:value-type="float" office:value="0.826896046222547" calcext:value-type="float">
            <text:p>0.82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office:value-type="float" office:value="0.83029586537632" calcext:value-type="float">
            <text:p>0.830</text:p>
          </table:table-cell>
          <table:table-cell office:value-type="float" office:value="0.88230275617453" calcext:value-type="float">
            <text:p>0.88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office:value-type="float" office:value="0.86863250593787" calcext:value-type="float">
            <text:p>0.869</text:p>
          </table:table-cell>
          <table:table-cell office:value-type="float" office:value="0.89759507562579" calcext:value-type="float">
            <text:p>0.89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office:value-type="float" office:value="0.793313454293745" calcext:value-type="float">
            <text:p>0.793</text:p>
          </table:table-cell>
          <table:table-cell office:value-type="float" office:value="0.81995916142491" calcext:value-type="float">
            <text:p>0.82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office:value-type="float" office:value="0.788910855647961" calcext:value-type="float">
            <text:p>0.789</text:p>
          </table:table-cell>
          <table:table-cell office:value-type="float" office:value="0.836618477819815" calcext:value-type="float">
            <text:p>0.837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103:.C121])" office:value-type="float" office:value="0.838525240787462" calcext:value-type="float">
            <text:p>0.839</text:p>
          </table:table-cell>
          <table:table-cell table:formula="of:=AVERAGE([.D103:.D121])" office:value-type="float" office:value="0.572887003570377" calcext:value-type="float">
            <text:p>0.573</text:p>
          </table:table-cell>
          <table:table-cell table:formula="of:=AVERAGE([.E103:.E121])" office:value-type="float" office:value="0.709967715621471" calcext:value-type="float">
            <text:p>0.710</text:p>
          </table:table-cell>
          <table:table-cell table:formula="of:=AVERAGE([.F103:.F121])" office:value-type="float" office:value="0.716177181960906" calcext:value-type="float">
            <text:p>0.716</text:p>
          </table:table-cell>
          <table:table-cell table:formula="of:=AVERAGE([.G103:.G121])" office:value-type="float" office:value="0.800731948625815" calcext:value-type="float">
            <text:p>0.801</text:p>
          </table:table-cell>
          <table:table-cell table:formula="of:=AVERAGE([.H103:.H121])" office:value-type="float" office:value="0.880769542074152" calcext:value-type="float">
            <text:p>0.881</text:p>
          </table:table-cell>
          <table:table-cell table:formula="of:=AVERAGE([.I103:.I121])" office:value-type="float" office:value="0.868541474792998" calcext:value-type="float">
            <text:p>0.869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41192879801394" calcext:value-type="float">
            <text:p>0.941</text:p>
          </table:table-cell>
          <table:table-cell office:value-type="float" office:value="0.952876917787405" calcext:value-type="float">
            <text:p>0.95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office:value-type="float" office:value="0.887519416550375" calcext:value-type="float">
            <text:p>0.888</text:p>
          </table:table-cell>
          <table:table-cell office:value-type="float" office:value="0.913714089320967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887749659188629" calcext:value-type="float">
            <text:p>0.888</text:p>
          </table:table-cell>
          <table:table-cell office:value-type="float" office:value="0.913870018295865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office:value-type="float" office:value="0.887681703809532" calcext:value-type="float">
            <text:p>0.888</text:p>
          </table:table-cell>
          <table:table-cell office:value-type="float" office:value="0.913681661262554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office:value-type="float" office:value="0.978078382204489" calcext:value-type="float">
            <text:p>0.978</text:p>
          </table:table-cell>
          <table:table-cell office:value-type="float" office:value="0.978802940555102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office:value-type="float" office:value="0.461635944854096" calcext:value-type="float">
            <text:p>0.462</text:p>
          </table:table-cell>
          <table:table-cell office:value-type="float" office:value="0.155532736562146" calcext:value-type="float">
            <text:p>0.15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office:value-type="float" office:value="0.915427827993816" calcext:value-type="float">
            <text:p>0.915</text:p>
          </table:table-cell>
          <table:table-cell office:value-type="float" office:value="0.368663739087332" calcext:value-type="float">
            <text:p>0.36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office:value-type="float" office:value="0.787607377564029" calcext:value-type="float">
            <text:p>0.788</text:p>
          </table:table-cell>
          <table:table-cell office:value-type="float" office:value="0.862325467532041" calcext:value-type="float">
            <text:p>0.86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office:value-type="float" office:value="0.834013268753567" calcext:value-type="float">
            <text:p>0.834</text:p>
          </table:table-cell>
          <table:table-cell office:value-type="float" office:value="0.796390036850338" calcext:value-type="float">
            <text:p>0.7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office:value-type="float" office:value="0.39872257052837" calcext:value-type="float">
            <text:p>0.399</text:p>
          </table:table-cell>
          <table:table-cell office:value-type="float" office:value="0.429141445536237" calcext:value-type="float">
            <text:p>0.42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office:value-type="float" office:value="0.803375715373418" calcext:value-type="float">
            <text:p>0.803</text:p>
          </table:table-cell>
          <table:table-cell office:value-type="float" office:value="0.834042430235323" calcext:value-type="float">
            <text:p>0.83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office:value-type="float" office:value="0.857588185413346" calcext:value-type="float">
            <text:p>0.858</text:p>
          </table:table-cell>
          <table:table-cell office:value-type="float" office:value="0.833550605835245" calcext:value-type="float">
            <text:p>0.83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office:value-type="float" office:value="0.988305424164373" calcext:value-type="float">
            <text:p>0.988</text:p>
          </table:table-cell>
          <table:table-cell office:value-type="float" office:value="0.990175614418802" calcext:value-type="float">
            <text:p>0.99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office:value-type="float" office:value="0.847952331512826" calcext:value-type="float">
            <text:p>0.848</text:p>
          </table:table-cell>
          <table:table-cell office:value-type="float" office:value="0.897445111183217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office:value-type="float" office:value="0.778586908397694" calcext:value-type="float">
            <text:p>0.779</text:p>
          </table:table-cell>
          <table:table-cell office:value-type="float" office:value="0.820124941438173" calcext:value-type="float">
            <text:p>0.82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office:value-type="float" office:value="0.854288062336527" calcext:value-type="float">
            <text:p>0.854</text:p>
          </table:table-cell>
          <table:table-cell office:value-type="float" office:value="0.859100915068051" calcext:value-type="float">
            <text:p>0.85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office:value-type="float" office:value="0.868637259461342" calcext:value-type="float">
            <text:p>0.869</text:p>
          </table:table-cell>
          <table:table-cell office:value-type="float" office:value="0.897171458366678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office:value-type="float" office:value="0.776136364816879" calcext:value-type="float">
            <text:p>0.776</text:p>
          </table:table-cell>
          <table:table-cell office:value-type="float" office:value="0.806344386576703" calcext:value-type="float">
            <text:p>0.80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office:value-type="float" office:value="0.808591185890752" calcext:value-type="float">
            <text:p>0.809</text:p>
          </table:table-cell>
          <table:table-cell office:value-type="float" office:value="0.834571969436852" calcext:value-type="float">
            <text:p>0.835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124:.C142])" office:value-type="float" office:value="0.685153897675998" calcext:value-type="float">
            <text:p>0.685</text:p>
          </table:table-cell>
          <table:table-cell table:formula="of:=AVERAGE([.D124:.D142])" office:value-type="float" office:value="0.540868581530428" calcext:value-type="float">
            <text:p>0.541</text:p>
          </table:table-cell>
          <table:table-cell table:formula="of:=AVERAGE([.E124:.E142])" office:value-type="float" office:value="0.63912047012779" calcext:value-type="float">
            <text:p>0.639</text:p>
          </table:table-cell>
          <table:table-cell table:formula="of:=AVERAGE([.F124:.F142])" office:value-type="float" office:value="0.66348375053919" calcext:value-type="float">
            <text:p>0.663</text:p>
          </table:table-cell>
          <table:table-cell table:formula="of:=AVERAGE([.G124:.G142])" office:value-type="float" office:value="0.686322032136822" calcext:value-type="float">
            <text:p>0.686</text:p>
          </table:table-cell>
          <table:table-cell table:formula="of:=AVERAGE([.H124:.H142])" office:value-type="float" office:value="0.819110024663971" calcext:value-type="float">
            <text:p>0.819</text:p>
          </table:table-cell>
          <table:table-cell table:formula="of:=AVERAGE([.I124:.I142])" office:value-type="float" office:value="0.792501393965738" calcext:value-type="float">
            <text:p>0.793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.93222047530126" calcext:value-type="float">
            <text:p>0.93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office:value-type="float" office:value="0.887574809591385" calcext:value-type="float">
            <text:p>0.888</text:p>
          </table:table-cell>
          <table:table-cell office:value-type="float" office:value="0.91381410015891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533850300314795" calcext:value-type="float">
            <text:p>0.534</text:p>
          </table:table-cell>
          <table:table-cell office:value-type="float" office:value="0.915576688979158" calcext:value-type="float">
            <text:p>0.91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office:value-type="float" office:value="0.887632232515451" calcext:value-type="float">
            <text:p>0.888</text:p>
          </table:table-cell>
          <table:table-cell office:value-type="float" office:value="0.904019876976374" calcext:value-type="float">
            <text:p>0.90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office:value-type="float" office:value="0.978078707380147" calcext:value-type="float">
            <text:p>0.978</text:p>
          </table:table-cell>
          <table:table-cell office:value-type="float" office:value="0.978803259767022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0424242066544632" calcext:value-type="float">
            <text:p>0.042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office:value-type="float" office:value="0.915429784225571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office:value-type="float" office:value="0.530828505307507" calcext:value-type="float">
            <text:p>0.531</text:p>
          </table:table-cell>
          <table:table-cell office:value-type="float" office:value="0.826144742520556" calcext:value-type="float">
            <text:p>0.82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office:value-type="float" office:value="0.822078859034199" calcext:value-type="float">
            <text:p>0.822</text:p>
          </table:table-cell>
          <table:table-cell office:value-type="float" office:value="0.739555260793644" calcext:value-type="float">
            <text:p>0.74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office:value-type="float" office:value="0.265117194850397" calcext:value-type="float">
            <text:p>0.265</text:p>
          </table:table-cell>
          <table:table-cell office:value-type="float" office:value="0.300381714865817" calcext:value-type="float">
            <text:p>0.3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office:value-type="float" office:value="0.320191402890156" calcext:value-type="float">
            <text:p>0.320</text:p>
          </table:table-cell>
          <table:table-cell office:value-type="float" office:value="0.390639924446226" calcext:value-type="float">
            <text:p>0.39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office:value-type="float" office:value="0.821957265367136" calcext:value-type="float">
            <text:p>0.822</text:p>
          </table:table-cell>
          <table:table-cell office:value-type="float" office:value="0.808746349568469" calcext:value-type="float">
            <text:p>0.80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office:value-type="float" office:value="0.969143981739737" calcext:value-type="float">
            <text:p>0.969</text:p>
          </table:table-cell>
          <table:table-cell office:value-type="float" office:value="0.985049232041241" calcext:value-type="float">
            <text:p>0.98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office:value-type="float" office:value="0.789301667969673" calcext:value-type="float">
            <text:p>0.789</text:p>
          </table:table-cell>
          <table:table-cell office:value-type="float" office:value="0.870778068682739" calcext:value-type="float">
            <text:p>0.87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office:value-type="float" office:value="0.726615916700495" calcext:value-type="float">
            <text:p>0.727</text:p>
          </table:table-cell>
          <table:table-cell office:value-type="float" office:value="0.799155244008961" calcext:value-type="float">
            <text:p>0.79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office:value-type="float" office:value="0.831917544649223" calcext:value-type="float">
            <text:p>0.832</text:p>
          </table:table-cell>
          <table:table-cell office:value-type="float" office:value="0.865196742085997" calcext:value-type="float">
            <text:p>0.86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office:value-type="float" office:value="0.859591576946189" calcext:value-type="float">
            <text:p>0.860</text:p>
          </table:table-cell>
          <table:table-cell office:value-type="float" office:value="0.895487601749007" calcext:value-type="float">
            <text:p>0.89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office:value-type="float" office:value="0.694702910754302" calcext:value-type="float">
            <text:p>0.695</text:p>
          </table:table-cell>
          <table:table-cell office:value-type="float" office:value="0.737896546577328" calcext:value-type="float">
            <text:p>0.73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office:value-type="float" office:value="0.81080253454188" calcext:value-type="float">
            <text:p>0.811</text:p>
          </table:table-cell>
          <table:table-cell office:value-type="float" office:value="0.704882511342677" calcext:value-type="float">
            <text:p>0.705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145:.C163])" office:value-type="float" office:value="0.626042989241545" calcext:value-type="float">
            <text:p>0.626</text:p>
          </table:table-cell>
          <table:table-cell table:formula="of:=AVERAGE([.D145:.D163])" office:value-type="float" office:value="0.463581000633658" calcext:value-type="float">
            <text:p>0.464</text:p>
          </table:table-cell>
          <table:table-cell table:formula="of:=AVERAGE([.E145:.E163])" office:value-type="float" office:value="0.5135006461974" calcext:value-type="float">
            <text:p>0.514</text:p>
          </table:table-cell>
          <table:table-cell table:formula="of:=AVERAGE([.F145:.F163])" office:value-type="float" office:value="0.576444871743271" calcext:value-type="float">
            <text:p>0.576</text:p>
          </table:table-cell>
          <table:table-cell table:formula="of:=AVERAGE([.G145:.G163])" office:value-type="float" office:value="0.587243569753631" calcext:value-type="float">
            <text:p>0.587</text:p>
          </table:table-cell>
          <table:table-cell table:formula="of:=AVERAGE([.H145:.H163])" office:value-type="float" office:value="0.667749442180669" calcext:value-type="float">
            <text:p>0.668</text:p>
          </table:table-cell>
          <table:table-cell table:formula="of:=AVERAGE([.I145:.I163])" office:value-type="float" office:value="0.71412359683502" calcext:value-type="float">
            <text:p>0.714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7" table:style-name="ce20" office:value-type="float" office:value="0" calcext:value-type="float">
            <text:p>0.000</text:p>
          </table:table-cell>
          <table:table-cell table:style-name="ce20" table:number-columns-repeated="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office:value-type="float" office:value="0.887668221235934" calcext:value-type="float">
            <text:p>0.888</text:p>
          </table:table-cell>
          <table:table-cell office:value-type="float" office:value="0.913759652540416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7" table:style-name="ce20" office:value-type="float" office:value="0" calcext:value-type="float">
            <text:p>0.000</text:p>
          </table:table-cell>
          <table:table-cell table:style-name="ce20" table:number-columns-repeated="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office:value-type="float" office:value="0.88765578617295" calcext:value-type="float">
            <text:p>0.888</text:p>
          </table:table-cell>
          <table:table-cell office:value-type="float" office:value="0.913693218205887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office:value-type="float" office:value="0.97807928033582" calcext:value-type="float">
            <text:p>0.978</text:p>
          </table:table-cell>
          <table:table-cell office:value-type="float" office:value="0.978805055949489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style-name="ce20" table:number-columns-repeated="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office:value-type="float" office:value="0.915434833813036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office:value-type="float" office:value="0.526906623030394" calcext:value-type="float">
            <text:p>0.527</text:p>
          </table:table-cell>
          <table:table-cell office:value-type="float" office:value="0.787291537428123" calcext:value-type="float">
            <text:p>0.7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office:value-type="float" office:value="0.815523024878312" calcext:value-type="float">
            <text:p>0.816</text:p>
          </table:table-cell>
          <table:table-cell office:value-type="float" office:value="0.741028815013646" calcext:value-type="float">
            <text:p>0.74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office:value-type="float" office:value="0.104394791047732" calcext:value-type="float">
            <text:p>0.104</text:p>
          </table:table-cell>
          <table:table-cell office:value-type="float" office:value="0.253687816998703" calcext:value-type="float">
            <text:p>0.25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office:value-type="float" office:value="0.184376174400228" calcext:value-type="float">
            <text:p>0.184</text:p>
          </table:table-cell>
          <table:table-cell office:value-type="float" office:value="0.299546051524174" calcext:value-type="float">
            <text:p>0.3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office:value-type="float" office:value="0.795990711497009" calcext:value-type="float">
            <text:p>0.796</text:p>
          </table:table-cell>
          <table:table-cell office:value-type="float" office:value="0.686835693909629" calcext:value-type="float">
            <text:p>0.6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office:value-type="float" office:value="0.909789468919988" calcext:value-type="float">
            <text:p>0.910</text:p>
          </table:table-cell>
          <table:table-cell office:value-type="float" office:value="0.937692010902517" calcext:value-type="float">
            <text:p>0.93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office:value-type="float" office:value="0.69445178405184" calcext:value-type="float">
            <text:p>0.694</text:p>
          </table:table-cell>
          <table:table-cell office:value-type="float" office:value="0.816492417085727" calcext:value-type="float">
            <text:p>0.81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office:value-type="float" office:value="0.485047342238202" calcext:value-type="float">
            <text:p>0.485</text:p>
          </table:table-cell>
          <table:table-cell office:value-type="float" office:value="0.753523765992981" calcext:value-type="float">
            <text:p>0.75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office:value-type="float" office:value="0.757424863208646" calcext:value-type="float">
            <text:p>0.757</text:p>
          </table:table-cell>
          <table:table-cell office:value-type="float" office:value="0.855928282364339" calcext:value-type="float">
            <text:p>0.85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office:value-type="float" office:value="0.814615393480061" calcext:value-type="float">
            <text:p>0.815</text:p>
          </table:table-cell>
          <table:table-cell office:value-type="float" office:value="0.811220764075205" calcext:value-type="float">
            <text:p>0.81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office:value-type="float" office:value="0.545787080669365" calcext:value-type="float">
            <text:p>0.546</text:p>
          </table:table-cell>
          <table:table-cell office:value-type="float" office:value="0.121864712636722" calcext:value-type="float">
            <text:p>0.12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office:value-type="float" office:value="0.50345116335767" calcext:value-type="float">
            <text:p>0.503</text:p>
          </table:table-cell>
          <table:table-cell office:value-type="float" office:value="0.0539966948011296" calcext:value-type="float">
            <text:p>0.054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166:.C184])" office:value-type="float" office:value="0.557853642479481" calcext:value-type="float">
            <text:p>0.558</text:p>
          </table:table-cell>
          <table:table-cell table:formula="of:=AVERAGE([.D166:.D184])" office:value-type="float" office:value="0.382739550941917" calcext:value-type="float">
            <text:p>0.383</text:p>
          </table:table-cell>
          <table:table-cell table:formula="of:=AVERAGE([.E166:.E184])" office:value-type="float" office:value="0.392461530362589" calcext:value-type="float">
            <text:p>0.392</text:p>
          </table:table-cell>
          <table:table-cell table:formula="of:=AVERAGE([.F166:.F184])" office:value-type="float" office:value="0.493618889636758" calcext:value-type="float">
            <text:p>0.494</text:p>
          </table:table-cell>
          <table:table-cell table:formula="of:=AVERAGE([.G166:.G184])" office:value-type="float" office:value="0.497864463574022" calcext:value-type="float">
            <text:p>0.498</text:p>
          </table:table-cell>
          <table:table-cell table:formula="of:=AVERAGE([.H166:.H184])" office:value-type="float" office:value="0.568768239070378" calcext:value-type="float">
            <text:p>0.569</text:p>
          </table:table-cell>
          <table:table-cell table:formula="of:=AVERAGE([.I166:.I184])" office:value-type="float" office:value="0.522387709969931" calcext:value-type="float">
            <text:p>0.522</text:p>
          </table:table-cell>
          <table:table-cell table:number-columns-repeated="9"/>
        </table:table-row>
        <table:table-row table:style-name="ro2" table:number-rows-repeated="1048390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1:06:42.392945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1DT6H51M43S</meta:editing-duration>
    <meta:editing-cycles>34</meta:editing-cycles>
    <meta:generator>LibreOffice/6.0.7.3$Linux_X86_64 LibreOffice_project/00m0$Build-3</meta:generator>
    <dc:date>2020-01-23T01:46:19.885837426</dc:date>
    <meta:document-statistic meta:table-count="4" meta:cell-count="4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'Escalabilidad en las variables'.M4:'Escalabilidad en las variables'.R8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'Escalabilidad en las variables'.M5:'Escalabilidad en las variables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calabilidad en las variables'.N5:'Escalabilidad en las variables'.N8" chart:label-cell-address="'Escalabilidad en las variables'.N4:'Escalabilidad en las variables'.N4" chart:class="chart:line">
            <chart:data-point chart:repeated="4"/>
          </chart:series>
          <chart:series chart:style-name="ch8" chart:values-cell-range-address="'Escalabilidad en las variables'.O5:'Escalabilidad en las variables'.O8" chart:label-cell-address="'Escalabilidad en las variables'.O4:'Escalabilidad en las variables'.O4" chart:class="chart:line">
            <chart:data-point chart:repeated="4"/>
          </chart:series>
          <chart:series chart:style-name="ch9" chart:values-cell-range-address="'Escalabilidad en las variables'.P5:'Escalabilidad en las variables'.P8" chart:label-cell-address="'Escalabilidad en las variables'.P4:'Escalabilidad en las variables'.P4" chart:class="chart:line">
            <chart:data-point chart:repeated="4"/>
          </chart:series>
          <chart:series chart:style-name="ch10" chart:values-cell-range-address="'Escalabilidad en las variables'.Q5:'Escalabilidad en las variables'.Q8" chart:label-cell-address="'Escalabilidad en las variables'.Q4:'Escalabilidad en las variables'.Q4" chart:class="chart:line">
            <chart:data-point chart:repeated="4"/>
          </chart:series>
          <chart:series chart:style-name="ch11" chart:values-cell-range-address="'Escalabilidad en las variables'.R5:'Escalabilidad en las variables'.R8" chart:label-cell-address="'Escalabilidad en las variables'.R4:'Escalabilidad en las variables'.R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'Escalabilidad en las variables'.N4:'Escalabilidad en las variables'.N4</svg:desc>
                </draw:g>
              </table:table-cell>
              <table:table-cell office:value-type="string">
                <text:p>NSGA-II</text:p>
                <draw:g>
                  <svg:desc>'Escalabilidad en las variables'.O4:'Escalabilidad en las variables'.O4</svg:desc>
                </draw:g>
              </table:table-cell>
              <table:table-cell office:value-type="string">
                <text:p>NSGA-III</text:p>
                <draw:g>
                  <svg:desc>'Escalabilidad en las variables'.P4:'Escalabilidad en las variables'.P4</svg:desc>
                </draw:g>
              </table:table-cell>
              <table:table-cell office:value-type="string">
                <text:p>R2-EMOA</text:p>
                <draw:g>
                  <svg:desc>'Escalabilidad en las variables'.Q4:'Escalabilidad en las variables'.Q4</svg:desc>
                </draw:g>
              </table:table-cell>
              <table:table-cell office:value-type="string">
                <text:p>VSD-MOEA/D</text:p>
                <draw:g>
                  <svg:desc>'Escalabilidad en las variables'.R4:'Escalabilidad en las variables'.R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M5:'Escalabilidad en las variables'.M8</svg:desc>
                </draw:g>
              </table:table-cell>
              <table:table-cell office:value-type="float" office:value="0.909017884426958">
                <text:p>0.909017884426958</text:p>
                <draw:g>
                  <svg:desc>'Escalabilidad en las variables'.N5:'Escalabilidad en las variables'.N8</svg:desc>
                </draw:g>
              </table:table-cell>
              <table:table-cell office:value-type="float" office:value="0.823540141349181">
                <text:p>0.823540141349181</text:p>
                <draw:g>
                  <svg:desc>'Escalabilidad en las variables'.O5:'Escalabilidad en las variables'.O8</svg:desc>
                </draw:g>
              </table:table-cell>
              <table:table-cell office:value-type="float" office:value="0.809365840437638">
                <text:p>0.809365840437638</text:p>
                <draw:g>
                  <svg:desc>'Escalabilidad en las variables'.P5:'Escalabilidad en las variables'.P8</svg:desc>
                </draw:g>
              </table:table-cell>
              <table:table-cell office:value-type="float" office:value="0.766560168914968">
                <text:p>0.766560168914968</text:p>
                <draw:g>
                  <svg:desc>'Escalabilidad en las variables'.Q5:'Escalabilidad en las variables'.Q8</svg:desc>
                </draw:g>
              </table:table-cell>
              <table:table-cell office:value-type="float" office:value="0.909670038582835">
                <text:p>0.909670038582835</text:p>
                <draw:g>
                  <svg:desc>'Escalabilidad en las variables'.R5:'Escalabilidad en las variables'.R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'Escalabilidad en las variables'.M47:'Escalabilidad en las variables'.R51" chart:data-source-has-labels="both" svg:x="0.486cm" svg:y="0.273cm" svg:width="19.794cm" svg:height="13.126cm">
          <chartooo:coordinate-region svg:x="1.213cm" svg:y="0.472cm" svg:width="18.787cm" svg:height="12.28cm"/>
          <chart:axis chart:dimension="x" chart:name="primary-x" chart:style-name="ch4" chartooo:axis-type="auto">
            <chartooo:date-scale/>
            <chart:categories table:cell-range-address="'Escalabilidad en las variables'.M48:'Escalabilidad en las variables'.M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scalabilidad en las variables'.N48:'Escalabilidad en las variables'.N51" chart:label-cell-address="'Escalabilidad en las variables'.N47:'Escalabilidad en las variables'.N47" chart:class="chart:line">
            <chart:data-point chart:repeated="4"/>
          </chart:series>
          <chart:series chart:style-name="ch7" chart:values-cell-range-address="'Escalabilidad en las variables'.O48:'Escalabilidad en las variables'.O51" chart:label-cell-address="'Escalabilidad en las variables'.O47:'Escalabilidad en las variables'.O47" chart:class="chart:line">
            <chart:data-point chart:repeated="4"/>
          </chart:series>
          <chart:series chart:style-name="ch8" chart:values-cell-range-address="'Escalabilidad en las variables'.P48:'Escalabilidad en las variables'.P51" chart:label-cell-address="'Escalabilidad en las variables'.P47:'Escalabilidad en las variables'.P47" chart:class="chart:line">
            <chart:data-point chart:repeated="4"/>
          </chart:series>
          <chart:series chart:style-name="ch9" chart:values-cell-range-address="'Escalabilidad en las variables'.Q48:'Escalabilidad en las variables'.Q51" chart:label-cell-address="'Escalabilidad en las variables'.Q47:'Escalabilidad en las variables'.Q47" chart:class="chart:line">
            <chart:data-point chart:repeated="4"/>
          </chart:series>
          <chart:series chart:style-name="ch10" chart:values-cell-range-address="'Escalabilidad en las variables'.R48:'Escalabilidad en las variables'.R51" chart:label-cell-address="'Escalabilidad en las variables'.R47:'Escalabilidad en las variables'.R4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'Escalabilidad en las variables'.N47:'Escalabilidad en las variables'.N47</svg:desc>
                </draw:g>
              </table:table-cell>
              <table:table-cell office:value-type="string">
                <text:p>NSGA-II</text:p>
                <draw:g>
                  <svg:desc>'Escalabilidad en las variables'.O47:'Escalabilidad en las variables'.O47</svg:desc>
                </draw:g>
              </table:table-cell>
              <table:table-cell office:value-type="string">
                <text:p>NSGA-III</text:p>
                <draw:g>
                  <svg:desc>'Escalabilidad en las variables'.P47:'Escalabilidad en las variables'.P47</svg:desc>
                </draw:g>
              </table:table-cell>
              <table:table-cell office:value-type="string">
                <text:p>R2-EMOA</text:p>
                <draw:g>
                  <svg:desc>'Escalabilidad en las variables'.Q47:'Escalabilidad en las variables'.Q47</svg:desc>
                </draw:g>
              </table:table-cell>
              <table:table-cell office:value-type="string">
                <text:p>VSD-MOEA/D</text:p>
                <draw:g>
                  <svg:desc>'Escalabilidad en las variables'.R47:'Escalabilidad en las variables'.R47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M48:'Escalabilidad en las variables'.M51</svg:desc>
                </draw:g>
              </table:table-cell>
              <table:table-cell office:value-type="float" office:value="0.838525240787462">
                <text:p>0.838525240787462</text:p>
                <draw:g>
                  <svg:desc>'Escalabilidad en las variables'.N48:'Escalabilidad en las variables'.N51</svg:desc>
                </draw:g>
              </table:table-cell>
              <table:table-cell office:value-type="float" office:value="0.572887003570377">
                <text:p>0.572887003570377</text:p>
                <draw:g>
                  <svg:desc>'Escalabilidad en las variables'.O48:'Escalabilidad en las variables'.O51</svg:desc>
                </draw:g>
              </table:table-cell>
              <table:table-cell office:value-type="float" office:value="0.709967715621471">
                <text:p>0.709967715621471</text:p>
                <draw:g>
                  <svg:desc>'Escalabilidad en las variables'.P48:'Escalabilidad en las variables'.P51</svg:desc>
                </draw:g>
              </table:table-cell>
              <table:table-cell office:value-type="float" office:value="0.716177181960906">
                <text:p>0.716177181960906</text:p>
                <draw:g>
                  <svg:desc>'Escalabilidad en las variables'.Q48:'Escalabilidad en las variables'.Q51</svg:desc>
                </draw:g>
              </table:table-cell>
              <table:table-cell office:value-type="float" office:value="0.800731948625815">
                <text:p>0.800731948625815</text:p>
                <draw:g>
                  <svg:desc>'Escalabilidad en las variables'.R48:'Escalabilidad en las variables'.R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